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3.136000000000000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3.136000000000000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92294"/>
          <table:table-cell office:value-type="float" office:value="0.1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02.0"/>
          <table:table-cell office:value-type="float" office:value="3215.0"/>
          <table:table-cell office:value-type="float" office:value="7824.0"/>
          <table:table-cell office:value-type="float" office:value="1066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10.0"/>
          <table:table-cell office:value-type="float" office:value="8835.0"/>
          <table:table-cell office:value-type="float" office:value="6535.0"/>
          <table:table-cell office:value-type="float" office:value="4557.0"/>
          <table:table-cell office:value-type="float" office:value="970.0"/>
          <table:table-cell office:value-type="float" office:value="447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85094"/>
          <table:table-cell office:value-type="float" office:value="0.1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5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148.0"/>
          <table:table-cell office:value-type="float" office:value="6363.0"/>
          <table:table-cell office:value-type="float" office:value="3636.0"/>
          <table:table-cell office:value-type="string">
            <text:p/>
          </table:table-cell>
          <table:table-cell office:value-type="float" office:value="423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97709"/>
          <table:table-cell office:value-type="float" office:value="0.167"/>
          <table:table-cell office:value-type="float" office:value="0.05"/>
          <table:table-cell office:value-type="float" office:value="888.0"/>
          <table:table-cell office:value-type="float" office:value="0.0"/>
          <table:table-cell office:value-type="float" office:value="30.0"/>
          <table:table-cell office:value-type="float" office:value="1580.0"/>
          <table:table-cell office:value-type="float" office:value="2580.0"/>
          <table:table-cell office:value-type="float" office:value="3215.0"/>
          <table:table-cell office:value-type="float" office:value="7836.0"/>
          <table:table-cell office:value-type="float" office:value="1065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10.0"/>
          <table:table-cell office:value-type="float" office:value="8835.0"/>
          <table:table-cell office:value-type="float" office:value="6535.0"/>
          <table:table-cell office:value-type="float" office:value="4557.0"/>
          <table:table-cell office:value-type="float" office:value="970.0"/>
          <table:table-cell office:value-type="float" office:value="447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88858"/>
          <table:table-cell office:value-type="float" office:value="0.1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5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147.0"/>
          <table:table-cell office:value-type="float" office:value="6362.0"/>
          <table:table-cell office:value-type="float" office:value="3636.0"/>
          <table:table-cell office:value-type="string">
            <text:p/>
          </table:table-cell>
          <table:table-cell office:value-type="float" office:value="423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96139"/>
          <table:table-cell office:value-type="float" office:value="0.146"/>
          <table:table-cell office:value-type="float" office:value="0.01"/>
          <table:table-cell office:value-type="float" office:value="273.0"/>
          <table:table-cell office:value-type="float" office:value="0.0"/>
          <table:table-cell office:value-type="float" office:value="6.0"/>
          <table:table-cell office:value-type="float" office:value="268.0"/>
          <table:table-cell office:value-type="float" office:value="596.0"/>
          <table:table-cell office:value-type="float" office:value="3215.0"/>
          <table:table-cell office:value-type="float" office:value="7829.0"/>
          <table:table-cell office:value-type="float" office:value="1058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10.0"/>
          <table:table-cell office:value-type="float" office:value="8835.0"/>
          <table:table-cell office:value-type="float" office:value="6535.0"/>
          <table:table-cell office:value-type="float" office:value="4557.0"/>
          <table:table-cell office:value-type="float" office:value="970.0"/>
          <table:table-cell office:value-type="float" office:value="447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